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65f1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6">2</text:span><text:span text:style-name="T3">.</text:span><text:span text:style-name="T6">3</text:span><text:span text:style-name="T1">. </text:span><text:span text:style-name="T6">Encontrar el as de espada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12:04:20.861000000</dc:date>
    <meta:editing-duration>PT18M27S</meta:editing-duration>
    <meta:editing-cycles>32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0" meta:character-count="68" meta:non-whitespace-character-count="61"/>
  </office:meta>
</office:document-meta>
</file>